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 fo:orphans="0" fo:widows="0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orphans="0" fo:widows="0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orphans="0" fo:widows="0" fo:break-befor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5" style:family="paragraph" style:parent-style-name="Standard">
      <style:paragraph-properties fo:margin-left="1in" fo:margin-right="0in" fo:orphans="0" fo:widows="0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7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8" style:family="paragraph" style:parent-style-name="Standard" style:master-page-name="Standard">
      <style:paragraph-properties fo:orphans="0" fo:widows="0"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t Washington</text:p>
      <text:p text:style-name="P1"/>
      <text:p text:style-name="P1"/>
      <text:p text:style-name="P1"/>
      <text:p text:style-name="P1">The light is pink through the back trees </text:p>
      <text:p text:style-name="P1">can be pines or larches or pears</text:p>
      <text:p text:style-name="P1"/>
      <text:p text:style-name="P6">kinship terms more familiar than names can be</text:p>
      <text:p text:style-name="P6">distancing diminutivizing affirming unfamiliar no longer <text:s/></text:p>
      <text:p text:style-name="P6"/>
      <text:p text:style-name="P6">power cut no inverter </text:p>
      <text:p text:style-name="P6">use the gas make tea </text:p>
      <text:p text:style-name="P1"/>
      <text:p text:style-name="P6">a smell dettol stronger than dettol antiseptic toxic </text:p>
      <text:p text:style-name="P6">polished compound granite brown</text:p>
      <text:p text:style-name="P6"/>
      <text:p text:style-name="P6"/>
      <text:p text:style-name="P6"/>
      <text:p text:style-name="P6">not the smell but the trees beyond </text:p>
      <text:p text:style-name="P6">can be </text:p>
      <text:p text:style-name="P6"/>
      <text:p text:style-name="P6">clay dirt car paths cement rock pine </text:p>
      <text:p text:style-name="P1">pitched roofs voiced f → v it’s too dark make tea </text:p>
      <text:p text:style-name="P1"/>
      <text:p text:style-name="P1">not the smell but the trees beyond can </text:p>
      <text:p text:style-name="P1">be thin</text:p>
      <text:p text:style-name="P1"/>
      <text:p text:style-name="P1">thin through competition which becomes domestic </text:p>
      <text:p text:style-name="P1">thin through taking thin through sharing thin alkaline </text:p>
      <text:p text:style-name="P1"/>
      <text:p text:style-name="P1"/>
      <text:p text:style-name="P1"/>
      <text:p text:style-name="P1">belt that looks like it’s in inches</text:p>
      <text:p text:style-name="P1">measuring the land they wanted to measure right up to the drain </text:p>
      <text:p text:style-name="P1"/>
      <text:p text:style-name="P1">he demanded they measure four feet from the drain and they wouldn’t </text:p>
      <text:p text:style-name="P1">they measured two feet from the drain </text:p>
      <text:p text:style-name="P1"/>
      <text:p text:style-name="P1">multiply 130 per sq foot by 150 by something and it</text:p>
      <text:p text:style-name="P1">comes to seven lakhs and something</text:p>
      <text:p text:style-name="P1"/>
      <text:p text:style-name="P1">are you accusing me of making a mistake </text:p>
      <text:p text:style-name="P1">it’s eight</text:p>
      <text:p text:style-name="P1"/>
      <text:p text:style-name="P4">The light is still morning light </text:p>
      <text:p text:style-name="P1">thin but full and not paining bright</text:p>
      <text:p text:style-name="P2"/>
      <text:p text:style-name="P1"><text:span text:style-name="T4">Cat </text:span><text:span text:style-name="T2">Kyntiak </text:span>later disappeared leaving </text:p>
      <text:p text:style-name="P1">jean thread hangings tangling attachment</text:p>
      <text:p text:style-name="P1"/>
      <text:p text:style-name="P1">missing swipes the vox-hollow bereft </text:p>
      <text:p text:style-name="P1"><text:span text:style-name="T4">Cat </text:span><text:span text:style-name="T2">Kyntiak </text:span>is motionless intent</text:p>
      <text:p text:style-name="P1"/>
      <text:p text:style-name="P1">We lurch forward since the machinery</text:p>
      <text:p text:style-name="P1">has started</text:p>
      <text:p text:style-name="P1"/>
      <text:p text:style-name="P1"/>
      <text:p text:style-name="P1"/>
      <text:p text:style-name="P1">Like citrus vapor</text:p>
      <text:p text:style-name="P1">the light emulsifies </text:p>
      <text:p text:style-name="P1"/>
      <text:p text:style-name="P1">micronic droplet flammande.</text:p>
      <text:p text:style-name="P1"><text:span text:style-name="T2">Kyntiak</text:span> intensifies</text:p>
      <text:p text:style-name="P1"/>
      <text:p text:style-name="P1">muscles tighten dainty </text:p>
      <text:p text:style-name="P1">to articulate tip</text:p>
      <text:p text:style-name="P1"/>
      <text:p text:style-name="P1">She begins to open and close her jaws </text:p>
      <text:p text:style-name="P1">rapidly in a clatter </text:p>
      <text:p text:style-name="P1"/>
      <text:p text:style-name="P1"/>
      <text:p text:style-name="P1"/>
      <text:p text:style-name="P1">Like toy teeth hers are needles </text:p>
      <text:p text:style-name="P1">on a wound spring </text:p>
      <text:p text:style-name="P1"/>
      <text:p text:style-name="P1">and she in a trance flashing the teeth the jaws </text:p>
      <text:p text:style-name="P1">opening and closing very rapidly</text:p>
      <text:p text:style-name="P1"/>
      <text:p text:style-name="P1">clattering an involuntary chatter from the throat an eck eck eck </text:p>
      <text:p text:style-name="P1">frightening until a short echo sounds </text:p>
      <text:p text:style-name="P1"><text:s/></text:p>
      <text:p text:style-name="P1">She’s imitating a small black bird nearly perfectly as a kind of lure </text:p>
      <text:p text:style-name="P1">staring intent involuntary</text:p>
      <text:p text:style-name="P1"/>
      <text:p text:style-name="P1"/>
      <text:p text:style-name="P4"/>
      <text:p text:style-name="P1">Let out in the afternoon moon</text:p>
      <text:p text:style-name="P1">hens</text:p>
      <text:p text:style-name="P1"/>
      <text:p text:style-name="P1">sawdust sticking to their heels </text:p>
      <text:p text:style-name="P6">forking</text:p>
      <text:p text:style-name="P6"/>
      <text:p text:style-name="P6">but ignored draw lines in the wet grass pushing up </text:p>
      <text:p text:style-name="P6"><text:span text:style-name="T1">pyrjong</text:span> mosquitos</text:p>
      <text:p text:style-name="P1"/>
      <text:p text:style-name="P1">Intimate gossamers but gossamers </text:p>
      <text:p text:style-name="P1">require cosseting to be expected to survive</text:p>
      <text:p text:style-name="P1"/>
      <text:p text:style-name="P1"/>
      <text:p text:style-name="P1"/>
      <text:p text:style-name="P1">Close the windows it’s after 5 it’s already two hours</text:p>
      <text:p text:style-name="P1">that the mosquitoes in the shallows hit the shadows</text:p>
      <text:p text:style-name="P1"><text:s/></text:p>
      <text:p text:style-name="P1">Nature where encroachments </text:p>
      <text:p text:style-name="P1">and distortions are everywhere</text:p>
      <text:p text:style-name="P1"/>
      <text:p text:style-name="P6">trains the tongue to treat <text:span text:style-name="T2">h</text:span></text:p>
      <text:p text:style-name="P1">as consonant clustering aspirationally </text:p>
      <text:p text:style-name="P1"/>
      <text:p text:style-name="P1">voiced and voiceless two character plosive not melded </text:p>
      <text:p text:style-name="P1">but single-wound copper core</text:p>
      <text:p text:style-name="P1"/>
      <text:p text:style-name="P1"/>
      <text:p text:style-name="P1"/>
      <text:p text:style-name="P1">Cat as cowboy</text:p>
      <text:p text:style-name="P1">astride </text:p>
      <text:p text:style-name="P1"/>
      <text:p text:style-name="P1">the white chickens </text:p>
      <text:p text:style-name="P1"><text:span text:style-name="T2">Th</text:span> as in <text:span text:style-name="T2">thy</text:span> </text:p>
      <text:p text:style-name="P1"/>
      <text:p text:style-name="P1">thick </text:p>
      <text:p text:style-name="P1">compound form I </text:p>
      <text:p text:style-name="P1"/>
      <text:p text:style-name="P1">we freely </text:p>
      <text:p text:style-name="P1">take</text:p>
      <text:p text:style-name="P1"/>
      <text:p text:style-name="P1"/>
      <text:p text:style-name="P1"/>
      <text:p text:style-name="P4">Too hot to paint corrugated </text:p>
      <text:p text:style-name="P1">last month</text:p>
      <text:p text:style-name="P1"/>
      <text:p text:style-name="P1">Too wet now in back to whitewash </text:p>
      <text:p text:style-name="P1">or paint the doors</text:p>
      <text:p text:style-name="P1"/>
      <text:p text:style-name="P1">Entire green islands fleck off into black catchment </text:p>
      <text:p text:style-name="P1">Sintex yellow print</text:p>
      <text:p text:style-name="P1"/>
      <text:p text:style-name="P1">tin roof in the rain </text:p>
      <text:p text:style-name="P1">too wet to paint</text:p>
      <text:p text:style-name="P1"/>
      <text:p text:style-name="P1"/>
      <text:p text:style-name="P1"/>
      <text:p text:style-name="P1">Romanized orthography botches </text:p>
      <text:p text:style-name="P1">epenthetical lot extension</text:p>
      <text:p text:style-name="P1"/>
      <text:p text:style-name="P1">Nuclear minority Romulus and Remus <text:span text:style-name="T3">same she </text:span></text:p>
      <text:p text:style-name="P1">produces wastes </text:p>
      <text:p text:style-name="P1"/>
      <text:p text:style-name="P1"><text:span text:style-name="T3">pesticidal </text:span>garden pathology </text:p>
      <text:p text:style-name="P1">of another plot</text:p>
      <text:p text:style-name="P1"/>
      <text:p text:style-name="P1">down the garden path </text:p>
      <text:p text:style-name="P1">switching on the pump</text:p>
      <text:p text:style-name="P1"/>
      <text:p text:style-name="P1"/>
      <text:p text:style-name="P1"/>
      <text:p text:style-name="P1">Starting construction the field next door accommodates </text:p>
      <text:p text:style-name="P6">another giant concrete abode</text:p>
      <text:p text:style-name="P1"/>
      <text:p text:style-name="P1">outdoor tube-lights </text:p>
      <text:p text:style-name="P1">fail to explode</text:p>
      <text:p text:style-name="P1"/>
      <text:p text:style-name="P1">The blue scrap the bottom four shelves </text:p>
      <text:p text:style-name="P1">behind the bed </text:p>
      <text:p text:style-name="P1"/>
      <text:p text:style-name="P1">damp down </text:p>
      <text:p text:style-name="P1">mutton bone <text:span text:style-name="T2">thlone</text:span></text:p>
      <text:p text:style-name="P1"/>
      <text:p text:style-name="P1"/>
      <text:p text:style-name="P4">The house a dacha though in the city </text:p>
      <text:p text:style-name="P1">limits the city Salzburg <text:span text:style-name="T2">Sma ksem</text:span></text:p>
      <text:p text:style-name="P3"/>
      <text:p text:style-name="P1">Mozart there Julie Andrews </text:p>
      <text:p text:style-name="P1">fashioned love out of drapes </text:p>
      <text:p text:style-name="P1"/>
      <text:p text:style-name="P1">what is it Salzburg ringed by mountains like a berserk </text:p>
      <text:p text:style-name="P1">Maypole </text:p>
      <text:p text:style-name="P1"/>
      <text:p text:style-name="P1">microtonic doe outpost sustaining </text:p>
      <text:p text:style-name="P1">rural health mission stropping youth in clime </text:p>
      <text:p text:style-name="P6"/>
      <text:p text:style-name="P6"/>
      <text:p text:style-name="P6"/>
      <text:p text:style-name="P6">The red light atop the black plastic speakers' subwoofer beats </text:p>
      <text:p text:style-name="P6">in waltz time</text:p>
      <text:p text:style-name="P6"/>
      <text:p text:style-name="P6">jaggery candy striper wound round spindle </text:p>
      <text:p text:style-name="P6">three men in basement rooms the <text:span text:style-name="T2">krum</text:span></text:p>
      <text:p text:style-name="P6"/>
      <text:p text:style-name="P7">I think in America you don't see very many ladies in saris </text:p>
      <text:p text:style-name="P6"><text:span text:style-name="T3">there is no more native dress anywhere I think </text:span>only India is beautiful </text:p>
      <text:p text:style-name="P6"/>
      <text:p text:style-name="P6">Morse bill of lading </text:p>
      <text:p text:style-name="P6">Ezekiel trading</text:p>
      <text:p text:style-name="P6"/>
      <text:p text:style-name="P6"/>
      <text:p text:style-name="P6"/>
      <text:p text:style-name="P6">The light is fading</text:p>
      <text:p text:style-name="P6">The bed is mading <text:s/></text:p>
      <text:p text:style-name="P5"/>
      <text:p text:style-name="P6">The heart is beating </text:p>
      <text:p text:style-name="P6">bp-bp bp-BP!</text:p>
      <text:p text:style-name="P6"/>
      <text:p text:style-name="P6">Chattering </text:p>
      <text:p text:style-name="P6">teeth </text:p>
      <text:p text:style-name="P6"/>
      <text:p text:style-name="P6">like polished teak </text:p>
      <text:p text:style-name="P6">repeating reap</text:p>
      <text:p text:style-name="P6"/>
      <text:p text:style-name="P6"/>
      <text:p text:style-name="P6"/>
      <text:p text:style-name="P7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-Roman" svg:font-family="Times-Roman" style:font-family-generic="roman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" style:font-name-asian="Times New Roman" style:font-name-complex="Times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Scharf</meta:initial-creator>
    <dc:creator>Michael Scharf</dc:creator>
    <meta:editing-cycles>51</meta:editing-cycles>
    <meta:creation-date>2010-09-18T16:41:00</meta:creation-date>
    <dc:date>2015-03-18T00:58:29</dc:date>
    <meta:editing-duration>PT8H1M27S</meta:editing-duration>
    <meta:generator>OpenOffice/4.1.1$Unix OpenOffice.org_project/411m6$Build-9775</meta:generator>
    <meta:document-statistic meta:table-count="0" meta:image-count="0" meta:object-count="0" meta:page-count="5" meta:paragraph-count="124" meta:word-count="619" meta:character-count="36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